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orris Jastrow Jr.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6, 1892</text:p>
      <text:p text:style-name="P5">Month<text:tab/><text:tab/><text:tab/><text:tab/><text:tab/><text:tab/>Nov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925 N. 8 St/</text:p>
      <text:p text:style-name="P3">Phil./</text:p>
      <text:p text:style-name="P2">My Dear Mr. Morais/</text:p>
      <text:p text:style-name="P2"><text:tab/>You may/ remember that some weeks ago/ you sent to me Miss Brailovski/--the young lady who wished to/ enter the Tempel[sic!] college. <text:s/>I/ secured for her reduced/ tuition &amp; tender twenty-five/ dollars for instruments. <text:s/>The/ little sum was attained from/ the De Hirsch fund but her/ tuition--sixty dollars--I am/ trying to collect through [?]/ subscription. <text:s/>I have thirty-five/ dollars. <text:s/>Could you not aid/ me in attaining the remaining/ twenty-five? <text:s/>Among those who/</text:p>
      <text:p text:style-name="P2"/>
      <text:p text:style-name="P2">[Page 2]</text:p>
      <text:p text:style-name="P2">have subscribed is Miss Phillips/ who through Mr Lucas Moses/ sent me five dollars./ <text:s/>vy try yours/ Morris Jastrow Jr./</text:p>
      <text:p text:style-name="P2">Nov 6[/ inserted by author]1892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3:11:17.20</meta:creation-date>
    <meta:document-statistic meta:table-count="0" meta:image-count="0" meta:object-count="0" meta:page-count="2" meta:paragraph-count="68" meta:word-count="278" meta:character-count="1947"/>
    <dc:date>2011-12-07T13:17:22.45</dc:date>
    <dc:creator>Penn Libraries</dc:creator>
    <meta:editing-duration>PT00H06M05S</meta:editing-duration>
    <meta:editing-cycles>1</meta:editing-cycles>
    <meta:generator>OpenOffice.org/3.2$Win32 OpenOffice.org_project/320m12$Build-9483</meta:generator>
  </office:meta>
</office:document-meta>
</file>